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" svg:font-family="IPAゴシック" style:font-family-generic="modern" style:font-pitch="fixed"/>
    <style:font-face style:name="MS ????" svg:font-family="'MS ????', 'MS Gothic'" style:font-family-generic="modern" style:font-pitch="fixed"/>
    <style:font-face style:name="IPA Pゴシック" svg:font-family="'IPA Pゴシック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4.754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11.307cm"/>
    </style:style>
    <style:style style:name="co6" style:family="table-column">
      <style:table-column-properties fo:break-before="auto" style:column-width="10.338cm"/>
    </style:style>
    <style:style style:name="co7" style:family="table-column">
      <style:table-column-properties fo:break-before="auto" style:column-width="13.6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3.4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53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3.844cm" fo:break-before="auto" style:use-optimal-row-height="false"/>
    </style:style>
    <style:style style:name="ro5" style:family="table-row">
      <style:table-row-properties style:row-height="5.239cm" fo:break-before="auto" style:use-optimal-row-height="false"/>
    </style:style>
    <style:style style:name="ro6" style:family="table-row">
      <style:table-row-properties style:row-height="6.212cm" fo:break-before="auto" style:use-optimal-row-height="false"/>
    </style:style>
    <style:style style:name="ro7" style:family="table-row">
      <style:table-row-properties style:row-height="2.605cm" fo:break-before="auto" style:use-optimal-row-height="false"/>
    </style:style>
    <style:style style:name="ro8" style:family="table-row">
      <style:table-row-properties style:row-height="6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6pt solid #000000"/>
      <style:text-properties style:font-name="IPA Pゴシック" style:font-name-asian="IPA Pゴシック"/>
    </style:style>
    <style:style style:name="ce2" style:family="table-cell" style:parent-style-name="Default">
      <style:table-cell-properties fo:wrap-option="wrap" fo:border="0.06pt solid #000000" style:vertical-align="middle"/>
      <style:text-properties style:font-name="IPA Pゴシック" style:font-name-asian="IPA Pゴシック"/>
    </style:style>
    <style:style style:name="ce3" style:family="table-cell" style:parent-style-name="Default">
      <style:text-properties style:font-name="IPA Pゴシック" style:font-name-asian="IPA Pゴシック"/>
    </style:style>
    <style:style style:name="ce4" style:family="table-cell" style:parent-style-name="Default">
      <style:table-cell-properties fo:wrap-option="wrap" fo:border="0.06pt solid #000000" style:vertical-align="top"/>
      <style:text-properties style:font-name="IPA Pゴシック" style:font-name-asian="IPA Pゴシック"/>
    </style:style>
    <style:style style:name="ce5" style:family="table-cell" style:parent-style-name="Default">
      <style:table-cell-properties fo:wrap-option="wrap" fo:border="0.06pt solid #000000" style:vertical-align="top"/>
      <style:text-properties style:font-name="IPA Pゴシック" style:font-name-asian="IPA Pゴシック" style:font-name-complex="Mangal"/>
    </style:style>
    <style:style style:name="ce6" style:family="table-cell" style:parent-style-name="Default">
      <style:table-cell-properties fo:wrap-option="wrap" fo:border="0.06pt solid #000000" style:vertical-align="top"/>
      <style:text-properties style:font-name="IPA Pゴシック" fo:font-size="10pt" style:font-name-asian="IPA Pゴシック" style:font-size-asian="10pt" style:font-name-complex="Mangal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-asian="ＭＳ Ｐゴシック" style:font-name-complex="Mangal"/>
    </style:style>
    <style:style style:name="T3" style:family="text">
      <style:text-properties fo:font-style="italic" style:font-name-asian="ＭＳ Ｐゴシック" style:font-style-asian="italic" style:font-name-complex="Mangal" style:font-style-complex="italic"/>
    </style:style>
    <style:style style:name="T4" style:family="text">
      <style:text-properties style:font-name="IPA Pゴシック" style:font-name-asian="ＭＳ Ｐゴシック" style:font-name-complex="Mangal"/>
    </style:style>
    <style:style style:name="T5" style:family="text">
      <style:text-properties style:font-name="IPA Pゴシック" fo:font-style="italic" style:font-name-asian="ＭＳ Ｐゴシック" style:font-style-asian="italic" style:font-name-complex="Mangal" style:font-style-complex="italic"/>
    </style:style>
    <style:style style:name="T6" style:family="text">
      <style:text-properties style:font-name="IPA Pゴシック" fo:font-style="normal" style:font-name-asian="ＭＳ Ｐゴシック" style:font-style-asian="normal" style:font-name-complex="Mang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-asian="MS ????" style:font-size-asian="10pt" style:language-asian="ja" style:country-asian="JP" style:font-size-complex="10pt"/>
    </style:style>
    <style:style style:name="T9" style:family="text">
      <style:text-properties style:font-name-asian="MS ????" style:font-size-asian="10pt" style:font-size-complex="10pt"/>
    </style:style>
    <style:style style:name="T10" style:family="text">
      <style:text-properties fo:font-style="italic" style:font-name-asian="MS ????" style:font-size-asian="10pt" style:font-style-asian="italic" style:font-size-complex="10pt" style:font-style-complex="italic"/>
    </style:style>
  </office:automatic-styles>
  <office:body>
    <office:spreadsheet>
      <table:table table:name="ora2pgのインストール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概要</text:p>
          </table:table-cell>
          <table:table-cell table:style-name="ce1" office:value-type="string">
            <text:p>対象</text:p>
          </table:table-cell>
          <table:table-cell table:style-name="ce1" office:value-type="string">
            <text:p>ユーザ</text:p>
          </table:table-cell>
          <table:table-cell table:style-name="ce1" office:value-type="string">
            <text:p>コマンド</text:p>
          </table:table-cell>
          <table:table-cell table:style-name="ce1" office:value-type="string">
            <text:p>確認 （確認コマンド等）</text:p>
          </table:table-cell>
          <table:table-cell table:style-name="ce1" office:value-type="string">
            <text:p>備考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Oracle Instant Client（base）のインストール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# rpm -ivh oracle-instantclient11.2-basic-11.2.0.3.0-1.x86_64.rpm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PMは次のURIよりWebブラウザ等でダウンロードすること</text:p>
            <text:p><text:a xlink:href="http://www.oracle.com/technetwork/topics/linuxx86-64soft-092277.html" xlink:type="simple">http://www.oracle.com/technetwork/topics/linuxx86-64soft-092277.html</text:a></text:p>
          </table:table-cell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Oracle Instant Client(devel)のインストール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# rpm -ivh oracle-instantclient11.2-devel-11.2.0.3.0-1.x86_64.rpm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Oracle Instant Client(sqlplus)のインストール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# rpm -ivh oracle-instantclient11.2-sqlplus-11.2.0.3.0-1.x86_64.rpm</text:p>
          </table:table-cell>
          <table:table-cell table:style-name="ce4" office:value-type="string">
            <text:p># rpm -qa | grep oracle</text:p>
            <text:p>oracle-instantclient11.2-basic-11.2.0.3.0-1.x86_64</text:p>
            <text:p>oracle-instantclient11.2-sqlplus-11.2.0.3.0-1.x86_64</text:p>
            <text:p>oracle-instantclient11.2-devel-11.2.0.3.0-1.x86_64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BD::Oracleビルドのための</text:p>
            <text:p>環境変数の設定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# export ORACLE_HOME='/usr/lib/oracle/11.2/client64'</text:p>
            <text:p># export LD_LIBRARY_PATH='/usr/lib/oracle/11.2/client64/lib'</text:p>
          </table:table-cell>
          <table:table-cell table:style-name="ce4" office:value-type="string">
            <text:p># env | grep -e ORACLE_HOME -e LD_LIBRARY_PATH</text:p>
            <text:p>LD_LIBRARY_PATH=/usr/lib/oracle/11.2/client/lib</text:p>
            <text:p>ORACLE_HOME=/usr/lib/oracle/11.2/client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perlの導入確認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# perl -version</text:p>
            <text:p/>
            <text:p>This is perl, v5.10.1 (*) built for x86_64-linux-thread-multi</text:p>
            <text:p>（略）</text:p>
          </table:table-cell>
          <table:table-cell table:style-name="ce4" office:value-type="string">
            <text:p>-</text:p>
          </table:table-cell>
          <table:table-cell table:style-name="ce5" office:value-type="string">
            <text:p><text:span text:style-name="T2">perl</text:span><text:span text:style-name="T2">が存在しない場合は、</text:span></text:p>
            <text:p><text:span text:style-name="T2">以下の様に</text:span><text:span text:style-name="T2">yum</text:span><text:span text:style-name="T2">等で導入すること</text:span></text:p>
            <text:p><text:span text:style-name="T2"># yum install perl</text:span></text:p>
            <text:p><text:span text:style-name="T2"># rpm -qa | grep perl-core</text:span></text:p>
            <text:p><text:span text:style-name="T2">perl-core-5.10.1-119.el6_1.1.x86_64</text:span></text:p>
          </table:table-cell>
          <table:table-cell table:number-columns-repeated="101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DBD::Oracle資産の展開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# cd <text:span text:style-name="T1">DBD-Oracle</text:span><text:span text:style-name="T1">をコピーしたディレクトリ</text:span></text:p>
            <text:p># tar -xvzf DBD-Oracle-1.56.tar.gz</text:p>
            <text:p>（略）</text:p>
            <text:p>DBD-Oracle-1.56/lib/DBD/Oracle/Troubleshooting/Cygwin.pod</text:p>
            <text:p/>
          </table:table-cell>
          <table:table-cell table:style-name="ce4" office:value-type="string">
            <text:p>-</text:p>
          </table:table-cell>
          <table:table-cell table:style-name="ce4" office:value-type="string">
            <text:p>ソースファイルは次のURIよりWebブラウザ等でダウンロードすること</text:p>
            <text:p><text:a xlink:href="http://search.cpan.org/~pythian/DBD-Oracle-1.56/lib/DBD/Oracle.pm" xlink:type="simple">http://search.cpan.org/~pythian/DBD-Oracle-1.56/lib/DBD/Oracle.pm</text:a></text:p>
            <text:p/>
          </table:table-cell>
          <table:table-cell table:number-columns-repeated="101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DBD::Oracleのビルドとインストール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5" office:value-type="string">
            <text:p><text:span text:style-name="T2"># cd </text:span><text:span text:style-name="T3">DBD-Oracle</text:span><text:span text:style-name="T3">をコピーしたディレクトリ</text:span><text:span text:style-name="T3">/OraDBD-Oracle-1.56</text:span></text:p>
            <text:p><text:span text:style-name="T2"># perl Makefile.PL</text:span></text:p>
            <text:p><text:span text:style-name="T2"># make &amp;&amp; make install</text:span></text:p>
            <text:p><text:span text:style-name="T2">（略）</text:span></text:p>
            <text:p><text:span text:style-name="T2">Appending installation info to /usr/lib64/perl5/perllocal.pod</text:span></text:p>
            <text:p><text:span text:style-name="T2"/></text:p>
          </table:table-cell>
          <table:table-cell table:style-name="ce4" office:value-type="string">
            <text:p>-</text:p>
          </table:table-cell>
          <table:table-cell table:style-name="ce4" office:value-type="string">
            <text:p>perl Makefile.PLの際に、</text:p>
            <text:p>ExtUtils-MakeMakerおよびperl-DBIが不足する場合は、</text:p>
            <text:p>以下の様にyum等で導入すること</text:p>
            <text:p>例: </text:p>
            <text:p># yum install perl-ExtUtils-MakeMaker perl-DBI</text:p>
            <text:p># rpm -qa | grep -e MakeMaker -e DBI</text:p>
            <text:p>perl-DBI-1.609-4.el6.x86_64</text:p>
            <text:p>perl-ExtUtils-MakeMaker-6.55-119.el6_1.1.x86_64</text:p>
            <text:p>perl-DBIx-Simple-1.32-3.el6.noarch</text:p>
          </table:table-cell>
          <table:table-cell table:number-columns-repeated="101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Ora2ｐｇ資産の展開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# cd Ora2pgをコピーしたディレクトリ</text:p>
            <text:p># bzip2 -dc ora2pg-10.1.tar.bz2 | tar xvf -</text:p>
            <text:p>（略）</text:p>
            <text:p>ora2pg-10.1/INSTALL</text:p>
          </table:table-cell>
          <table:table-cell table:style-name="ce4" office:value-type="string">
            <text:p>-</text:p>
          </table:table-cell>
          <table:table-cell table:style-name="ce4" office:value-type="string">
            <text:p>ソースファイルは次のURIよりWebブラウザ等でダウンロードすること</text:p>
            <text:p><text:a xlink:href="http://ora2pg.darold.net/" xlink:type="simple">http://ora2pg.darold.net/</text:a></text:p>
            <text:p/>
          </table:table-cell>
          <table:table-cell table:number-columns-repeated="1017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string">
            <text:p>DBD::Oracleのビルドとインストール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<text:span text:style-name="T4"># cd </text:span><text:span text:style-name="T5">Ora2pg</text:span><text:span text:style-name="T5">をコピーしたディレクトリ</text:span><text:span text:style-name="T5">/ora2pg-10.1</text:span></text:p>
            <text:p><text:span text:style-name="T4"># perl Makefile.PL</text:span></text:p>
            <text:p><text:span text:style-name="T4">Writing Makefile for Ora2Pg</text:span></text:p>
            <text:p><text:span text:style-name="T4">Done...</text:span></text:p>
            <text:p><text:span text:style-name="T4">------------------------------------------------------------------------------</text:span></text:p>
            <text:p><text:span text:style-name="T4">Please read documentation at http://ora2pg.darold.net/ before asking for help</text:span></text:p>
            <text:p><text:span text:style-name="T4">------------------------------------------------------------------------------</text:span></text:p>
            <text:p><text:span text:style-name="T4">（略）</text:span></text:p>
            <text:p><text:span text:style-name="T4"># make &amp;&amp; make install</text:span></text:p>
            <text:p><text:span text:style-name="T4">（略）</text:span></text:p>
            <text:p><text:span text:style-name="T4">Appending installation info to /usr/lib64/perl5/perllocal.pod</text:span>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DBD::Pg資産の展開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# cd DBD-Pgをコピーしたディレクトリ</text:p>
            <text:p># tar xvzf DBD-Pg-2.19.3.tar.gz</text:p>
            <text:p>（略）</text:p>
            <text:p>DBD-Pg-2.19.3/MANIFEST.SKI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ソースファイルは次のURIよりWebブラウザ等でダウンロードすること</text:p>
            <text:p><text:a xlink:href="http://search.cpan.org/~turnstep/DBD-Pg-2.19.3/Pg.pm" xlink:type="simple">http://search.cpan.org/~turnstep/DBD-Pg-2.19.3/Pg.pm</text:a></text:p>
            <text:p/>
          </table:table-cell>
          <table:table-cell table:number-columns-repeated="1017"/>
        </table:table-row>
        <table:table-row table:style-name="ro6">
          <table:table-cell table:style-name="ce2" office:value-type="float" office:value="11">
            <text:p>11</text:p>
          </table:table-cell>
          <table:table-cell table:style-name="ce2" office:value-type="string">
            <text:p>DBD::Pgのビルドとインストール</text:p>
          </table:table-cell>
          <table:table-cell table:style-name="ce2" office:value-type="string">
            <text:p>OracleDatabase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<text:span text:style-name="T4"># cd </text:span><text:span text:style-name="T5">DBD-Pg</text:span><text:span text:style-name="T5">をコピーしたディレクトリ</text:span><text:span text:style-name="T5">OraDBD-Oracle-1.56</text:span></text:p>
            <text:p><text:span text:style-name="T4"># perl Makefile.PL</text:span></text:p>
            <text:p><text:span text:style-name="T4">Configuring DBD::Pg 2.19.3</text:span></text:p>
            <text:p><text:span text:style-name="T4">PostgreSQL version: 90202 (default port: 5432)</text:span></text:p>
            <text:p><text:span text:style-name="T4">POSTGRES_HOME: (not set)</text:span></text:p>
            <text:p><text:span text:style-name="T4">POSTGRES_INCLUDE: /usr/local/pgsql/include</text:span></text:p>
            <text:p><text:span text:style-name="T4">POSTGRES_LIB: /usr/local/pgsql/lib</text:span></text:p>
            <text:p><text:span text:style-name="T4">OS: linux</text:span></text:p>
            <text:p><text:span text:style-name="T4">Checking if your kit is complete...</text:span></text:p>
            <text:p><text:span text:style-name="T4">（略）</text:span></text:p>
            <text:p><text:span text:style-name="T4"># make &amp;&amp; make install</text:span></text:p>
            <text:p><text:span text:style-name="T4">（略）</text:span></text:p>
            <text:p><text:span text:style-name="T4">Appending installation info to /usr/lib64/perl5/perllocal.pod</text:span>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g_bulkloadのインストール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9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概要</text:p>
          </table:table-cell>
          <table:table-cell table:style-name="ce1" office:value-type="string">
            <text:p>対象</text:p>
          </table:table-cell>
          <table:table-cell table:style-name="ce1" office:value-type="string">
            <text:p>ユーザ</text:p>
          </table:table-cell>
          <table:table-cell table:style-name="ce1" office:value-type="string">
            <text:p>コマンド</text:p>
          </table:table-cell>
          <table:table-cell table:style-name="ce1" office:value-type="string">
            <text:p>確認 （確認コマンド等）</text:p>
          </table:table-cell>
          <table:table-cell table:style-name="ce1" office:value-type="string">
            <text:p>備考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pg_bulkloadの展開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4" office:value-type="string">
            <text:p>$ tar xvzf pg_bulkload-3.1.2.tar.gz</text:p>
            <text:p>（略）</text:p>
            <text:p>pg_bulkload-3.1.2/doc/sample_csv.ctl</text:p>
            <text:p/>
          </table:table-cell>
          <table:table-cell table:style-name="ce4" office:value-type="string">
            <text:p>-</text:p>
          </table:table-cell>
          <table:table-cell table:style-name="ce4" office:value-type="string">
            <text:p>資産は次のURIよりWebブラウザ等でダウンロードすること</text:p>
            <text:p><text:a xlink:href="http://pgfoundry.org/frs/?group_id=1000261" xlink:type="simple">http://pgfoundry.org/frs/?group_id=1000261</text:a></text:p>
          </table:table-cell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pg_bulkloadのビルド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4" office:value-type="string">
            <text:p>$ cd pg_bulkload-3.1.2</text:p>
            <text:p>$ make USE_PGXS=1</text:p>
            <text:p>（略）</text:p>
            <text:p>make[1]: ディレクトリ `<text:span text:style-name="T1">展開したディレクトリ</text:span>/pg_bulkload-3.1.2/util' から出ます</text:p>
            <text:p>$ su</text:p>
          </table:table-cell>
          <table:table-cell table:style-name="ce4" office:value-type="string">
            <text:p>-</text:p>
          </table:table-cell>
          <table:table-cell table:style-name="ce4" office:value-type="string">
            <text:p>・続けてsuコマンドでrootになること</text:p>
          </table:table-cell>
          <table:table-cell table:number-columns-repeated="1017"/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2" office:value-type="string">
            <text:p>pg_bulkloadのインストール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root</text:p>
          </table:table-cell>
          <table:table-cell table:style-name="ce4" office:value-type="string">
            <text:p># make install</text:p>
            <text:p>（略）</text:p>
            <text:p>/bin/sh /usr/local/pgsql/lib/pgxs/src/makefiles/../../config/install-sh -c -m 644 ./uninstall_pg_timestamp.sql pg_timestamp.sql '/usr/local/pgsql/share/contrib/'</text:p>
            <text:p>make[1]: ディレクトリ `/usr/local/src/pg_bulkload-3.1.2/util' から出ます</text:p>
          </table:table-cell>
          <table:table-cell table:style-name="ce5" office:value-type="string">
            <text:p>$ ls -ltr /usr/local/pgsql/bin/pg_bulkload</text:p>
            <text:p>-rwxr-xr-x. 1 root root 71400 <text:s/>2月 19 18:39 2013 /usr/local/pgsql/bin/pg_bulkload</text:p>
          </table:table-cell>
          <table:table-cell table:style-name="ce4" office:value-type="string">
            <text:p>・環境変数PG_HOMEが存在すること</text:p>
            <text:p/>
          </table:table-cell>
          <table:table-cell table:number-columns-repeated="1017"/>
        </table:table-row>
        <table:table-row table:style-name="ro8">
          <table:table-cell table:style-name="ce2" office:value-type="float" office:value="4">
            <text:p>4</text:p>
          </table:table-cell>
          <table:table-cell table:style-name="ce2" office:value-type="string">
            <text:p>pg_bulkloadの有効化</text:p>
            <text:p>（PostgreSQL 9.2x）</text:p>
          </table:table-cell>
          <table:table-cell table:style-name="ce2" office:value-type="string">
            <text:p>PostgreSQLサーバ</text:p>
          </table:table-cell>
          <table:table-cell table:style-name="ce2" office:value-type="string">
            <text:p>postgres</text:p>
          </table:table-cell>
          <table:table-cell table:style-name="ce4" office:value-type="string">
            <text:p><text:span text:style-name="T4"><text:s/></text:span><text:span text:style-name="T4">$ psql </text:span><text:span text:style-name="T5">データベース名</text:span></text:p>
            <text:p><text:span text:style-name="T6">psql (9.2.2)</text:span></text:p>
            <text:p><text:span text:style-name="T6">Type "help" for help.</text:span></text:p>
            <text:p><text:span text:style-name="T6"/></text:p>
            <text:p><text:span text:style-name="T6">データベース名</text:span><text:span text:style-name="T6">=# CREATE EXTENSION pg_bulkload;</text:span></text:p>
            <text:p><text:span text:style-name="T6">CREATE EXTENSION</text:span></text:p>
          </table:table-cell>
          <table:table-cell table:style-name="ce4" office:value-type="string">
            <text:p><text:s/>$ psql <text:span text:style-name="T1">データベース名</text:span></text:p>
            <text:p><text:span text:style-name="T7">psql (9.2.2)</text:span></text:p>
            <text:p><text:span text:style-name="T7">Type "help" for help.</text:span></text:p>
            <text:p><text:span text:style-name="T7"/></text:p>
            <text:p><text:span text:style-name="T6">データベース名</text:span><text:span text:style-name="T6">=# select * from pg_available_extensions;</text:span></text:p>
            <text:p>（略）</text:p>
            <text:p>pg_bulkload <text:s text:c="7"/>| 1.0 <text:s text:c="12"/>| 1.0 <text:s text:c="14"/>| pg_bulkload is a high speed data loading utility for PostgreSQL</text:p>
            <text:p>（略）</text:p>
          </table:table-cell>
          <table:table-cell table:style-name="ce6" office:value-type="string">
            <text:p><text:span text:style-name="T8">PostgreSQL9.1x</text:span><text:span text:style-name="T8">の場合は異なるので注意</text:span></text:p>
            <text:p><text:span text:style-name="T9">$ postgresql restart</text:span></text:p>
            <text:p><text:span text:style-name="T9">$ psql -f $PGSHARE/contrib/pg_bulkload.sql </text:span><text:span text:style-name="T10">データベース名</text:span>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dbcRuunerのインストール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9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概要</text:p>
          </table:table-cell>
          <table:table-cell table:style-name="ce1" office:value-type="string">
            <text:p>対象</text:p>
          </table:table-cell>
          <table:table-cell table:style-name="ce1" office:value-type="string">
            <text:p>ユーザ</text:p>
          </table:table-cell>
          <table:table-cell table:style-name="ce1" office:value-type="string">
            <text:p>コマンド</text:p>
          </table:table-cell>
          <table:table-cell table:style-name="ce1" office:value-type="string">
            <text:p>確認 （確認コマンド等）</text:p>
          </table:table-cell>
          <table:table-cell table:style-name="ce1" office:value-type="string">
            <text:p>備考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JdbcRunnerの展開</text:p>
          </table:table-cell>
          <table:table-cell table:style-name="ce2" office:value-type="string">
            <text:p>クライアントサーバ</text:p>
          </table:table-cell>
          <table:table-cell table:style-name="ce2" office:value-type="string">
            <text:p>任意</text:p>
          </table:table-cell>
          <table:table-cell table:style-name="ce4" office:value-type="string">
            <text:p>$ unzip jdbcrunner-1.2.zip</text:p>
            <text:p>（略）</text:p>
            <text:p/>
            <text:p/>
          </table:table-cell>
          <table:table-cell table:style-name="ce4" office:value-type="string">
            <text:p>-</text:p>
          </table:table-cell>
          <table:table-cell table:style-name="ce4" office:value-type="string">
            <text:p>資産は次のURIよりWebブラウザ等でダウンロードすること</text:p>
            <text:p><text:s/><text:a xlink:href="http://ftp.vector.co.jp/pack/other/java/business/jdbcrunner-1.2.zip" xlink:type="simple">http://ftp.vector.co.jp/pack/other/java/business/jdbcrunner-1.2.zip</text:a></text:p>
          </table:table-cell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環境変数の設定</text:p>
          </table:table-cell>
          <table:table-cell table:style-name="ce2" office:value-type="string">
            <text:p>クライアントサーバ</text:p>
          </table:table-cell>
          <table:table-cell table:style-name="ce2" office:value-type="string">
            <text:p>任意</text:p>
          </table:table-cell>
          <table:table-cell table:style-name="ce4" office:value-type="string">
            <text:p>$ export CLASSPATH=<text:span text:style-name="T1">展開したディレクトリ</text:span>/jdbcrunner-1.2/lib/jdbcrunner/jdbcrunner-1.2.jar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IPAゴシック" svg:font-family="IPAゴシック" style:font-family-generic="modern" style:font-pitch="fixed"/>
    <style:font-face style:name="MS ????" svg:font-family="'MS ????', 'MS Gothic'" style:font-family-generic="modern" style:font-pitch="fixed"/>
    <style:font-face style:name="IPA Pゴシック" svg:font-family="'IPA Pゴシック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00/00/00</text:date>, <text:time style:data-style-name="N2" text:time-value="0000-00-00T18:18:14.08">?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1:07:52.94</meta:creation-date>
    <dc:date>2013-04-15T18:18:53.55</dc:date>
    <meta:editing-duration>PT14M19S</meta:editing-duration>
    <meta:editing-cycles>8</meta:editing-cycles>
    <meta:generator>LibreOffice/3.6$Windows_x86 LibreOffice_project/58f22d5-270d05a-e2abed1-ea17a85-9b5702</meta:generator>
    <meta:document-statistic meta:table-count="3" meta:cell-count="134" meta:object-count="0"/>
  </office:meta>
</office:document-meta>
</file>